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0" fo:widows="0" fo:text-indent="0in" style:auto-text-indent="false" style:page-number="1" fo:break-before="auto" fo:break-after="auto" fo:padding="0in" fo:border="none" fo:keep-with-next="auto"/>
    </style:style>
    <style:style style:name="P2" style:family="paragraph" style:parent-style-name="Standard">
      <style:paragraph-properties fo:margin-left="0.0098in" fo:margin-right="0in" fo:margin-top="0.641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 style:family="paragraph" style:parent-style-name="Standard">
      <style:paragraph-properties fo:margin-left="0.0098in" fo:margin-right="0in" fo:margin-top="0.680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 style:family="paragraph" style:parent-style-name="Standard">
      <style:paragraph-properties fo:margin-left="0.0083in" fo:margin-right="0.3917in" fo:margin-top="0.2335in" fo:margin-bottom="0in" loext:contextual-spacing="false" fo:line-height="214%" fo:text-align="start" style:justify-single-word="false" fo:keep-together="auto" fo:orphans="0" fo:widows="0" fo:text-indent="-0.0083in" style:auto-text-indent="false" fo:break-before="auto" fo:break-after="auto" fo:padding="0in" fo:border="none" fo:keep-with-next="auto"/>
    </style:style>
    <style:style style:name="P5" style:family="paragraph" style:parent-style-name="Standard">
      <style:paragraph-properties fo:margin-left="0.002in" fo:margin-right="0in" fo:margin-top="0.0437in" fo:margin-bottom="0in" loext:contextual-spacing="false" fo:line-height="110%" fo:text-align="start" style:justify-single-word="false" fo:keep-together="auto" fo:orphans="0" fo:widows="0" fo:text-indent="0.0016in" style:auto-text-indent="false" fo:break-before="auto" fo:break-after="auto" fo:padding="0in" fo:border="none" fo:keep-with-next="auto"/>
    </style:style>
    <style:style style:name="P6" style:family="paragraph" style:parent-style-name="Standard">
      <style:paragraph-properties fo:margin-left="0.0091in" fo:margin-right="0in" fo:margin-top="0.21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 style:family="paragraph" style:parent-style-name="Standard">
      <style:paragraph-properties fo:margin-left="0.5083in" fo:margin-right="0in" fo:margin-top="0.233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 style:family="paragraph" style:parent-style-name="Standard">
      <style:paragraph-properties fo:margin-left="0.5083in" fo:margin-right="0in" fo:margin-top="0.00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 style:family="paragraph" style:parent-style-name="Standard">
      <style:paragraph-properties fo:margin-left="1.002in" fo:margin-right="0.1701in" fo:margin-top="0.0256in" fo:margin-bottom="0in" loext:contextual-spacing="false" fo:line-height="110%" fo:text-align="start" style:justify-single-word="false" fo:keep-together="auto" fo:orphans="0" fo:widows="0" fo:text-indent="-0.2409in" style:auto-text-indent="false" fo:break-before="auto" fo:break-after="auto" fo:padding="0in" fo:border="none" fo:keep-with-next="auto"/>
    </style:style>
    <style:style style:name="P10" style:family="paragraph" style:parent-style-name="Standard">
      <style:paragraph-properties fo:margin-left="1.0071in" fo:margin-right="0.0311in" fo:margin-top="0.0256in" fo:margin-bottom="0in" loext:contextual-spacing="false" fo:line-height="110%" fo:text-align="start" style:justify-single-word="false" fo:keep-together="auto" fo:orphans="0" fo:widows="0" fo:text-indent="-0.2457in" style:auto-text-indent="false" fo:break-before="auto" fo:break-after="auto" fo:padding="0in" fo:border="none" fo:keep-with-next="auto"/>
    </style:style>
    <style:style style:name="P11" style:family="paragraph" style:parent-style-name="Standard">
      <style:paragraph-properties fo:margin-left="1.002in" fo:margin-right="0.4417in" fo:margin-top="0.0083in" fo:margin-bottom="0in" loext:contextual-spacing="false" fo:line-height="110%" fo:text-align="start" style:justify-single-word="false" fo:keep-together="auto" fo:orphans="0" fo:widows="0" fo:text-indent="-0.2409in" style:auto-text-indent="false" fo:break-before="auto" fo:break-after="auto" fo:padding="0in" fo:border="none" fo:keep-with-next="auto"/>
    </style:style>
    <style:style style:name="P12" style:family="paragraph" style:parent-style-name="Standard">
      <style:paragraph-properties fo:margin-left="0.5043in" fo:margin-right="0in" fo:margin-top="0.00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 style:family="paragraph" style:parent-style-name="Standard">
      <style:paragraph-properties fo:margin-left="0.7602in" fo:margin-right="0in" fo:margin-top="0.02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 style:family="paragraph" style:parent-style-name="Standard">
      <style:paragraph-properties fo:margin-left="0in" fo:margin-right="0.5307in" fo:margin-top="0.0256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5" style:family="paragraph" style:parent-style-name="Standard">
      <style:paragraph-properties fo:margin-left="0in" fo:margin-right="0.3555in" fo:margin-top="0.0256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6" style:family="paragraph" style:parent-style-name="Standard">
      <style:paragraph-properties fo:margin-left="1.5071in" fo:margin-right="0in" fo:margin-top="0.02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0in" fo:margin-right="0.498in" fo:margin-top="0.0256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8" style:family="paragraph" style:parent-style-name="Standard">
      <style:paragraph-properties fo:margin-left="0in" fo:margin-right="0.0736in" fo:margin-top="0.0256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9" style:family="paragraph" style:parent-style-name="Standard">
      <style:paragraph-properties fo:margin-left="1.4972in" fo:margin-right="0in" fo:margin-top="0.02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 style:family="paragraph" style:parent-style-name="Standard">
      <style:paragraph-properties fo:margin-left="0.5in" fo:margin-right="0in" fo:margin-top="0.02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 style:family="paragraph" style:parent-style-name="Standard">
      <style:paragraph-properties fo:margin-left="1.002in" fo:margin-right="0in" fo:margin-top="0.02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 style:family="paragraph" style:parent-style-name="Standard">
      <style:paragraph-properties fo:margin-left="0.5091in" fo:margin-right="0in" fo:margin-top="0.02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 style:family="paragraph" style:parent-style-name="Standard">
      <style:paragraph-properties fo:margin-left="1.2602in" fo:margin-right="0in" fo:margin-top="0.02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 style:family="paragraph" style:parent-style-name="Standard">
      <style:paragraph-properties fo:margin-left="1.502in" fo:margin-right="0.0874in" fo:margin-top="0in" fo:margin-bottom="0in" loext:contextual-spacing="false" fo:line-height="110%" fo:text-align="start" style:justify-single-word="false" fo:keep-together="auto" fo:orphans="0" fo:widows="0" fo:text-indent="-0.2409in" style:auto-text-indent="false" fo:break-before="auto" fo:break-after="auto" fo:padding="0in" fo:border="none" fo:keep-with-next="auto"/>
    </style:style>
    <style:style style:name="P25" style:family="paragraph" style:parent-style-name="Standard">
      <style:paragraph-properties fo:margin-left="0.4957in" fo:margin-right="0in" fo:margin-top="0.00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 style:family="paragraph" style:parent-style-name="Standard">
      <style:paragraph-properties fo:margin-left="1.0055in" fo:margin-right="0.352in" fo:margin-top="0.0256in" fo:margin-bottom="0in" loext:contextual-spacing="false" fo:line-height="110%" fo:text-align="start" style:justify-single-word="false" fo:keep-together="auto" fo:orphans="0" fo:widows="0" fo:text-indent="-0.2445in" style:auto-text-indent="false" fo:break-before="auto" fo:break-after="auto" fo:padding="0in" fo:border="none" fo:keep-with-next="auto"/>
    </style:style>
    <style:style style:name="P27" style:family="paragraph" style:parent-style-name="Standard">
      <style:paragraph-properties fo:margin-left="0.0063in" fo:margin-right="0.089in" fo:margin-top="0.2398in" fo:margin-bottom="0in" loext:contextual-spacing="false" fo:line-height="110%" fo:text-align="start" style:justify-single-word="false" fo:keep-together="auto" fo:orphans="0" fo:widows="0" fo:text-indent="0.002in" style:auto-text-indent="false" fo:break-before="auto" fo:break-after="auto" fo:padding="0in" fo:border="none" fo:keep-with-next="auto"/>
    </style:style>
    <style:style style:name="P28" style:family="paragraph" style:parent-style-name="Standard">
      <style:paragraph-properties fo:margin-left="0.0063in" fo:margin-right="0.089in" fo:margin-top="0.2398in" fo:margin-bottom="0in" loext:contextual-spacing="false" fo:line-height="110%" fo:orphans="0" fo:widows="0" fo:text-indent="0.002in" style:auto-text-indent="false"/>
    </style:style>
    <style:style style:name="P29" style:family="paragraph" style:parent-style-name="Standard">
      <style:paragraph-properties fo:margin-left="0.2638in" fo:margin-right="0in" fo:margin-top="0.645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 style:family="paragraph" style:parent-style-name="Standard">
      <style:paragraph-properties fo:margin-left="0.4984in" fo:margin-right="0.1173in" fo:margin-top="0.2339in" fo:margin-bottom="0in" loext:contextual-spacing="false" fo:line-height="110%" fo:text-align="start" style:justify-single-word="false" fo:keep-together="auto" fo:orphans="0" fo:widows="0" fo:text-indent="0.0098in" style:auto-text-indent="false" fo:break-before="auto" fo:break-after="auto" fo:padding="0in" fo:border="none" fo:keep-with-next="auto"/>
    </style:style>
    <style:style style:name="P31" style:family="paragraph" style:parent-style-name="Standard">
      <style:paragraph-properties fo:margin-left="0.2508in" fo:margin-right="0in" fo:margin-top="0.21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 style:family="paragraph" style:parent-style-name="Standard">
      <style:paragraph-properties fo:margin-left="0.5008in" fo:margin-right="0.0953in" fo:margin-top="0.2339in" fo:margin-bottom="0in" loext:contextual-spacing="false" fo:line-height="110%" fo:text-align="start" style:justify-single-word="false" fo:keep-together="auto" fo:orphans="0" fo:widows="0" fo:text-indent="-0.0028in" style:auto-text-indent="false" fo:break-before="auto" fo:break-after="auto" fo:padding="0in" fo:border="none" fo:keep-with-next="auto"/>
    </style:style>
    <style:style style:name="P33" style:family="paragraph" style:parent-style-name="Standard">
      <style:paragraph-properties fo:margin-left="0.2528in" fo:margin-right="0in" fo:margin-top="0.21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 style:family="paragraph" style:parent-style-name="Standard">
      <style:paragraph-properties fo:margin-left="0.5008in" fo:margin-right="0.2063in" fo:margin-top="0.2339in" fo:margin-bottom="0in" loext:contextual-spacing="false" fo:line-height="110%" fo:text-align="start" style:justify-single-word="false" fo:keep-together="auto" fo:orphans="0" fo:widows="0" fo:text-indent="0.0028in" style:auto-text-indent="false" fo:break-before="auto" fo:break-after="auto" fo:padding="0in" fo:border="none" fo:keep-with-next="auto"/>
    </style:style>
    <style:style style:name="P35" style:family="paragraph" style:parent-style-name="Standard">
      <style:paragraph-properties fo:margin-left="0.24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6" style:family="paragraph" style:parent-style-name="Standard">
      <style:paragraph-properties fo:margin-left="0.5016in" fo:margin-right="0.0543in" fo:margin-top="0.2339in" fo:margin-bottom="0in" loext:contextual-spacing="false" fo:line-height="110%" fo:text-align="start" style:justify-single-word="false" fo:keep-together="auto" fo:orphans="0" fo:widows="0" fo:text-indent="0.0071in" style:auto-text-indent="false" fo:break-before="auto" fo:break-after="auto" fo:padding="0in" fo:border="none" fo:keep-with-next="auto"/>
    </style:style>
    <style:style style:name="P37" style:family="paragraph" style:parent-style-name="Standard">
      <style:paragraph-properties fo:margin-left="0.0098in" fo:margin-right="0in" fo:margin-top="0.6807in" fo:margin-bottom="0in" loext:contextual-spacing="false" fo:line-height="100%" fo:orphans="0" fo:widows="0" fo:text-indent="0in" style:auto-text-indent="false"/>
    </style:style>
    <style:style style:name="P38" style:family="paragraph" style:parent-style-name="Standard" style:list-style-name="WWNum1">
      <style:paragraph-properties fo:margin-left="0.5in" fo:margin-right="0.089in" fo:margin-top="0.2398in" fo:margin-bottom="0in" loext:contextual-spacing="false" fo:line-height="110%" fo:orphans="0" fo:widows="0" fo:text-indent="-0.25in" style:auto-text-indent="false"/>
    </style:style>
    <style:style style:name="P39" style:family="paragraph" style:parent-style-name="Standard" style:list-style-name="WWNum1">
      <style:paragraph-properties fo:margin-left="0.5in" fo:margin-right="0.089in" fo:margin-top="0in" fo:margin-bottom="0in" loext:contextual-spacing="false" fo:line-height="110%" fo:orphans="0" fo:widows="0" fo:text-indent="-0.25in" style:auto-text-indent="false"/>
    </style:style>
    <style:style style:name="P40" style:family="paragraph" style:parent-style-name="Standard" style:list-style-name="WWNum1">
      <style:paragraph-properties fo:margin-left="0.5in" fo:margin-right="0.089in" fo:margin-top="0in" fo:margin-bottom="0in" loext:contextual-spacing="false" fo:line-height="110%" fo:orphans="0" fo:widows="0" fo:text-indent="-0.25in" style:auto-text-indent="false"/>
    </style:style>
    <style:style style:name="T1" style:family="text">
      <style:text-properties fo:font-variant="normal" fo:text-transform="none" fo:color="#000000" style:text-line-through-style="none" style:text-line-through-type="none" style:text-position="0% 100%" style:font-name="Arial" fo:font-size="16pt"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4pt" fo:font-style="normal" style:text-underline-style="solid" style:text-underline-width="auto" style:text-underline-color="font-color" fo:font-weight="bold" style:font-name-asian="Arial1" style:font-size-asian="14pt" style:font-style-asian="normal" style:font-weight-asian="bold" style:font-name-complex="Arial1" style:font-size-complex="14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font-style-complex="italic" style:font-weight-complex="normal"/>
    </style:style>
    <style:style style:name="T6"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font-style-complex="normal" style:font-weight-complex="bold"/>
    </style:style>
    <style:style style:name="T7" style:family="text">
      <style:text-properties fo:font-variant="normal" fo:text-transform="none" fo:color="#1155cc" style:text-line-through-style="none" style:text-line-through-type="non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ize="12pt" style:text-underline-style="none" style:font-size-asian="12pt" style:font-size-complex="12pt"/>
    </style:style>
    <style:style style:name="T1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3" style:family="text">
      <style:text-properties fo:color="#1155cc" fo:font-size="12pt" style:text-underline-style="solid" style:text-underline-width="auto" style:text-underline-color="font-colo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ccuknox DevOps Trainee Practical Assessment </text:span></text:p>
      <text:p text:style-name="P2"><text:span text:style-name="T2">Problem Statement 1:</text:span><text:span text:style-name="T3"> </text:span></text:p>
      <text:p text:style-name="P4"><text:span text:style-name="T4">Title: Containerisation and Deployment of Wisecow Application on Kubernetes Project Repository: </text:span><text:a xlink:type="simple" xlink:href="https://github.com/nyrahul/wisecow" text:style-name="ListLabel_20_10" text:visited-style-name="ListLabel_20_10"><text:span text:style-name="T7">https://github.com/nyrahul/wisecow</text:span></text:a><text:span text:style-name="T8"> </text:span><text:span text:style-name="T4">Wisecow App </text:span></text:p>
      <text:p text:style-name="P5"><text:span text:style-name="T4">Objective: To containerize and deploy the Wisecow application, hosted in the above-mentioned GitHub repository, on a Kubernetes environment (e</text:span><text:span text:style-name="T8">.g., a Kind / Minikube cluster)</text:span><text:span text:style-name="T4"> with secure TLS communication. </text:span></text:p>
      <text:p text:style-name="P6"><text:span text:style-name="T4">Requirements: </text:span></text:p>
      <text:p text:style-name="P7"><text:span text:style-name="T4">Dockerization: </text:span></text:p>
      <text:p text:style-name="P9"><text:span text:style-name="T4">● Develop a Dockerfile for creating a container image of the Wisecow application. </text:span></text:p>
      <text:p text:style-name="P8"><text:span text:style-name="T4">Kubernetes Deployment: </text:span></text:p>
      <text:p text:style-name="P10"><text:span text:style-name="T4">● Craft Kubernetes manifest files for deploying the Wisecow application in a Kubernetes environment. </text:span></text:p>
      <text:p text:style-name="P11"><text:span text:style-name="T4">● The Wisecow app must be exposed as a Kubernetes service for accessibility. </text:span></text:p>
      <text:p text:style-name="P12"><text:span text:style-name="T4">Continuous Integration and Deployment (CI/CD): </text:span></text:p>
      <text:p text:style-name="P13"><text:span text:style-name="T4">● Implement a GitHub Actions workflow for: </text:span></text:p>
      <text:p text:style-name="P14"><text:span text:style-name="T4">● Automating the build and push of the Docker image to a </text:span></text:p>
      <text:p text:style-name="P15"><text:span text:style-name="T4">container registry whenever changes are committed to the </text:span></text:p>
      <text:p text:style-name="P16"><text:span text:style-name="T4">repository. </text:span></text:p>
      <text:p text:style-name="P17"><text:span text:style-name="T4">● Continuous Deployment </text:span><text:span text:style-name="T5">[Challenge Goal]</text:span><text:span text:style-name="T4">: Automatically </text:span></text:p>
      <text:p text:style-name="P18"><text:span text:style-name="T4">deploy the updated application to the Kubernetes environment </text:span></text:p>
      <text:p text:style-name="P19"><text:span text:style-name="T4">following successful image builds. </text:span></text:p>
      <text:p text:style-name="P20"><text:span text:style-name="T4">TLS Implementation </text:span><text:span text:style-name="T5">[Challenge Goal]</text:span><text:span text:style-name="T4">: </text:span></text:p>
      <text:p text:style-name="P13"><text:span text:style-name="T4">● Ensure that the Wisecow application supports secure TLS </text:span></text:p>
      <text:p text:style-name="P21"><text:span text:style-name="T4">communication. </text:span></text:p>
      <text:p text:style-name="P22"><text:span text:style-name="T4">Expected Artifacts: </text:span></text:p>
      <text:p text:style-name="P13"><text:span text:style-name="T4">● A private GitHub repository containing: </text:span></text:p>
      <text:p text:style-name="P23"><text:span text:style-name="T4">● The Wisecow application source code. </text:span></text:p>
      <text:p text:style-name="P23"><text:span text:style-name="T4">● The Dockerfile for the application. </text:span></text:p>
      <text:p text:style-name="P23"><text:soft-page-break/><text:span text:style-name="T4">● Kubernetes manifest files for deployment. </text:span></text:p>
      <text:p text:style-name="P23"><text:span text:style-name="T4">● The CI/CD pipeline configuration.</text:span></text:p>
      <text:p text:style-name="P24"><text:span text:style-name="T4">● A GitHub Actions workflow file for facilitating Continuous Build and Deployment (CI/CD) </text:span></text:p>
      <text:p text:style-name="P25"><text:span text:style-name="T4">Access Control: </text:span></text:p>
      <text:p text:style-name="P13"><text:span text:style-name="T4">● </text:span><text:span text:style-name="T6">The GitHub repository should be set to p</text:span><text:span text:style-name="T9">ublic.</text:span></text:p>
      <text:p text:style-name="P26"><text:span text:style-name="T4">● End Goal: The successful containerisation and deployment of the Wisecow application to the Kubernetes environment with an automated CI/CD pipeline and secured with TLS communication. </text:span></text:p>
      <text:p text:style-name="P3"><text:span text:style-name="T2">Problem Statement 2:</text:span><text:span text:style-name="T3"> </text:span></text:p>
      <text:p text:style-name="P27"><text:span text:style-name="T4">Please choose any two objectives from the list below and attempt to achieve them using either Bash or Python. </text:span></text:p>
      <text:p text:style-name="P29"><text:span text:style-name="T4">1. System Health Monitoring Script: </text:span></text:p>
      <text:p text:style-name="P30"><text:span text:style-name="T4">Develop a script that monitors the health of a Linux system. It should check CPU usage, memory usage, disk space, and running processes. If any of these metrics exceed predefined thresholds (e.g., CPU usage &gt; 80%), the script should send an alert to the console or a log file. </text:span></text:p>
      <text:p text:style-name="P31"><text:span text:style-name="T4">2. Automated Backup Solution: </text:span></text:p>
      <text:p text:style-name="P32"><text:span text:style-name="T4">Write a script to automate the backup of a specified directory to a remote server or a cloud storage solution. The script should provide a report on the success or failure of the backup operation. </text:span></text:p>
      <text:p text:style-name="P33"><text:span text:style-name="T4">3. Log File Analyzer: </text:span></text:p>
      <text:p text:style-name="P34"><text:span text:style-name="T4">Create a script that analyzes web server logs (e.g., Apache, Nginx) for common patterns such as the number of 404 errors, the most requested pages, or IP addresses with the most requests. The script should output a summarized report.</text:span></text:p>
      <text:p text:style-name="P35"><text:span text:style-name="T4">4. Application Health Checker: </text:span></text:p>
      <text:p text:style-name="P36"><text:span text:style-name="T4">Please write a script that can check the uptime of an application and determine if it is functioning correctly or not. The script must accurately assess the application's status by checking HTTP status codes. It should be able to detect if the application is 'up', meaning it is functioning correctly, or 'down', indicating that it is unavailable or not responding.</text:span></text:p>
      <text:p text:style-name="P37"><text:span text:style-name="T12">Problem Statement 3:</text:span></text:p>
      <text:p text:style-name="P28"><text:span text:style-name="T10">Optional, but extra points will be awarded for completion.</text:span></text:p>
      <text:list xml:id="list1641635602" text:style-name="WWNum1">
        <text:list-item>
          <text:p text:style-name="P38"><text:span text:style-name="T8">Write a zero-trust KubeArmor policy for the Kubernetes workload you deployed in PS1.</text:span></text:p>
        </text:list-item>
        <text:list-item>
          <text:p text:style-name="P39"><text:span text:style-name="T8">Everything you'll need is available here: </text:span><text:a xlink:type="simple" xlink:href="https://docs.kubearmor.io/kubearmor/" text:style-name="ListLabel_20_11" text:visited-style-name="ListLabel_20_11"><text:span text:style-name="T13">https://docs.kubearmor.io/kubearmor/</text:span></text:a></text:p>
        </text:list-item>
        <text:list-item>
          <text:p text:style-name="P39"><text:span text:style-name="T8">Apply the policy to your cluster.</text:span></text:p>
        </text:list-item>
        <text:list-item>
          <text:p text:style-name="P39"><text:span text:style-name="T8">Capture a screenshot showcasing policy violations.</text:span></text:p>
        </text:list-item>
        <text:list-item>
          <text:p text:style-name="P39"><text:span text:style-name="T8">Commit your policy YAML and the screenshot to your forked rep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variant="normal" fo:text-transform="none" fo:color="#1155cc"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fo:font-size="12pt" style:text-underline-style="solid" style:text-underline-width="auto" style:text-underline-color="font-color"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62in" fo:margin-bottom="1.039in" fo:margin-left="1.3161in" fo:margin-right="1.011in" style:writing-mode="lr-tb" style:layout-grid-color="#c0c0c0" style:layout-grid-lines="227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8" meta:word-count="522" meta:character-count="3479" meta:non-whitespace-character-count="2973"/>
    <meta:generator>LibreOfficeDev/6.0.5.2$Linux_X86_64 LibreOffice_project/</meta:generator>
  </office:meta>
</office:document-meta>
</file>